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margin-left="-0.503cm" fo:margin-right="-0.476cm" fo:text-indent="0cm" style:auto-text-indent="false">
        <style:tab-stops/>
      </style:paragraph-properties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margin-left="-0.503cm" fo:margin-right="-0.476cm" fo:text-indent="0cm" style:auto-text-indent="false">
        <style:tab-stops/>
      </style:paragraph-properties>
      <style:text-properties style:font-name="Verdana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4" style:family="paragraph" style:parent-style-name="Standard">
      <style:paragraph-properties fo:margin-left="-0.503cm" fo:margin-right="-0.476cm" fo:text-indent="0cm" style:auto-text-indent="false">
        <style:tab-stops/>
      </style:paragraph-properties>
      <style:text-properties style:font-name="Verdana" fo:font-size="9pt" style:font-size-asian="9pt" style:font-size-complex="9pt"/>
    </style:style>
    <style:style style:name="P5" style:family="paragraph" style:parent-style-name="Standard">
      <style:paragraph-properties fo:margin-left="-0.503cm" fo:margin-right="-0.476cm" fo:text-indent="0cm" style:auto-text-indent="false">
        <style:tab-stops/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 fo:margin-left="-0.503cm" fo:margin-right="-0.476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-0.503cm" fo:margin-right="-0.476cm" fo:text-indent="0cm" style:auto-text-indent="false">
        <style:tab-stops/>
      </style:paragraph-properties>
      <style:text-properties fo:color="#ff0000" style:font-name="Verdana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11.113cm" fo:margin-right="0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11.139cm" fo:margin-right="0cm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11.165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11.139cm" fo:margin-right="-0.476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7.567cm" fo:margin-right="-0.476cm" fo:text-indent="0cm" style:auto-text-indent="false">
        <style:tab-stops/>
      </style:paragraph-properties>
    </style:style>
    <style:style style:name="P13" style:family="paragraph" style:parent-style-name="Standard">
      <style:text-properties style:font-name="Verdana" fo:font-size="9pt" style:font-size-asian="9pt" style:font-size-complex="9pt"/>
    </style:style>
    <style:style style:name="P14" style:family="paragraph" style:parent-style-name="Standard">
      <style:text-properties fo:color="#ff0000" style:font-name="Verdana" fo:font-size="9pt" style:font-size-asian="9pt" style:font-size-complex="9pt"/>
    </style:style>
    <style:style style:name="P15" style:family="paragraph" style:parent-style-name="Standard">
      <style:text-properties fo:color="#ff0000" style:font-name="Verdana"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P16" style:family="paragraph" style:parent-style-name="Standard">
      <style:paragraph-properties fo:margin-left="3.625cm" fo:margin-right="0cm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3.625cm" fo:margin-right="0cm" fo:text-indent="0cm" style:auto-text-indent="false">
        <style:tab-stops/>
      </style:paragraph-properties>
      <style:text-properties style:font-name="Verdana" fo:font-size="9pt" style:font-size-asian="9pt" style:font-size-complex="9pt"/>
    </style:style>
    <style:style style:name="P18" style:family="paragraph" style:parent-style-name="Normal">
      <style:text-properties fo:font-size="6pt" style:font-size-asian="6pt"/>
    </style:style>
    <style:style style:name="P19" style:family="paragraph" style:parent-style-name="Standard" style:master-page-name="MP0">
      <style:paragraph-properties fo:margin-left="-0.503cm" fo:margin-right="-0.476cm" fo:text-indent="0cm" style:auto-text-indent="false" style:page-number="auto" fo:break-before="page">
        <style:tab-stops/>
      </style:paragraph-properties>
      <style:text-properties fo:color="#ff0000" style:font-name="Verdana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 style:list-style-name="L1">
      <style:paragraph-properties fo:margin-left="-0.503cm" fo:margin-right="-0.476cm" fo:text-indent="0cm" style:auto-text-indent="false">
        <style:tab-stops/>
      </style:paragraph-properties>
    </style:style>
    <style:style style:name="P21" style:family="paragraph" style:parent-style-name="Standard" style:list-style-name="L2">
      <style:paragraph-properties fo:margin-left="-0.503cm" fo:margin-right="-0.476cm" fo:text-indent="0cm" style:auto-text-indent="false">
        <style:tab-stops/>
      </style:paragraph-properties>
    </style:style>
    <style:style style:name="P22" style:family="paragraph" style:parent-style-name="Standard" style:list-style-name="L3">
      <style:paragraph-properties fo:margin-left="-0.503cm" fo:margin-right="-0.476cm" fo:text-indent="0cm" style:auto-text-indent="false">
        <style:tab-stops/>
      </style:paragraph-properties>
    </style:style>
    <style:style style:name="P23" style:family="paragraph" style:parent-style-name="Standard" style:list-style-name="L4">
      <style:text-properties style:font-name="Verdana" fo:font-size="9pt" style:font-size-asian="9pt" style:font-size-complex="9pt"/>
    </style:style>
    <style:style style:name="P24" style:family="paragraph" style:parent-style-name="Standard" style:list-style-name="L5">
      <style:text-properties style:font-name="Verdana" fo:font-size="9pt" style:font-size-asian="9pt" style:font-size-complex="9pt"/>
    </style:style>
    <style:style style:name="P25" style:family="paragraph">
      <loext:graphic-properties draw:fill="none"/>
    </style:style>
    <style:style style:name="T1" style:family="text">
      <style:text-properties fo:color="#ff0000" style:font-name="Verdana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0000" style:font-name="Verdana" fo:font-size="10pt" style:font-size-asian="10pt" style:font-size-complex="10pt"/>
    </style:style>
    <style:style style:name="T3" style:family="text">
      <style:text-properties fo:color="#ff0000" style:font-name="Verdana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T4" style:family="text">
      <style:text-properties fo:color="#ff0000" style:font-name="Verdana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5" style:family="text">
      <style:text-properties fo:color="#ff0000" style:font-name="Verdana" fo:font-size="9pt" style:font-size-asian="9pt" style:font-size-complex="9pt"/>
    </style:style>
    <style:style style:name="T6" style:family="text">
      <style:text-properties fo:color="#ff0000" style:font-name="Verdana" fo:font-size="9pt" officeooo:rsid="000f3b0a" style:font-size-asian="9pt" style:font-size-complex="9pt"/>
    </style:style>
    <style:style style:name="T7" style:family="text">
      <style:text-properties fo:color="#ff0000" style:font-name="Verdana"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8" style:family="text">
      <style:text-properties fo:color="#ff0000" style:text-position="super 67%" style:font-name="Verdana" fo:font-size="9pt" style:font-size-asian="9pt" style:font-size-complex="9pt"/>
    </style:style>
    <style:style style:name="T9" style:family="text">
      <style:text-properties style:font-name="Verdana" fo:font-size="10pt" style:font-size-asian="10pt" style:font-size-complex="10pt"/>
    </style:style>
    <style:style style:name="T10" style:family="text">
      <style:text-properties style:font-name="Verdana" fo:font-size="10pt" fo:font-weight="bold" style:font-size-asian="10pt" style:font-weight-asian="bold" style:font-size-complex="10pt"/>
    </style:style>
    <style:style style:name="T11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Verdana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style:font-name="Verdana" fo:font-size="9pt" style:font-size-asian="9pt" style:font-size-complex="9pt"/>
    </style:style>
    <style:style style:name="T14" style:family="text">
      <style:text-properties style:font-name="Verdana" fo:font-size="9pt" officeooo:rsid="000e202d" style:font-size-asian="9pt" style:font-size-complex="9pt"/>
    </style:style>
    <style:style style:name="T15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Verdana"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17" style:family="text">
      <style:text-properties style:font-name="Wingdings" fo:font-size="9pt" style:font-name-asian="Wingdings" style:font-size-asian="9pt" style:font-name-complex="Wingdings" style:font-size-complex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51pt solid #000000" style:writing-mode="lr-tb" draw:textarea-vertical-align="top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40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03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67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307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57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21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5.8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4472c4" draw:marker-end="a1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tructure en fonction du muscle</text:p>
      <text:p text:style-name="P2"/>
      <text:p text:style-name="P6"><text:span text:style-name="Police_20_par_20_défaut"><text:span text:style-name="T1">introduction</text:span></text:span><text:span text:style-name="Police_20_par_20_défaut"><text:span text:style-name="T9"> : les différents types de muscles</text:span></text:span></text:p>
      <text:p text:style-name="P6"><text:span text:style-name="Police_20_par_20_défaut"><text:span text:style-name="T11">muscle</text:span></text:span><text:span text:style-name="Police_20_par_20_défaut"><text:span text:style-name="T9"> : organe caractérisé par sa capacité à se contracte, en réponse à une stimulation nerveuse (volontaire ou involontaire).</text:span></text:span></text:p>
      <text:p text:style-name="P6"><text:span text:style-name="Police_20_par_20_défaut"><text:span text:style-name="T2">3 types de muscles</text:span></text:span><text:span text:style-name="Police_20_par_20_défaut"><text:span text:style-name="T9"> permettent d'assumer les multiples fonctions de notre organisme :</text:span></text:span></text:p>
      <text:p text:style-name="P2">- muscle cardiaque</text:p>
      <text:p text:style-name="P2">- muscle lisse</text:p>
      <text:p text:style-name="P2">- muscle squelettique</text:p>
      <text:p text:style-name="P2"/>
      <text:list xml:id="list778712815" text:style-name="L1">
        <text:list-item>
          <text:p text:style-name="P20"><text:span text:style-name="Police_20_par_20_défaut"><text:span text:style-name="T11">le muscle cardiaque ou myocarde</text:span></text:span><text:span text:style-name="Police_20_par_20_défaut"><text:span text:style-name="T9"> → </text:span></text:span><text:span text:style-name="Police_20_par_20_défaut"><text:span text:style-name="T12">figure 1a</text:span></text:span></text:p>
        </text:list-item>
      </text:list>
      <text:p text:style-name="P6"><text:span text:style-name="Police_20_par_20_défaut"><text:span text:style-name="T9">Les </text:span></text:span><text:span text:style-name="Police_20_par_20_défaut"><text:span text:style-name="T2">cellules</text:span></text:span><text:span text:style-name="Police_20_par_20_défaut"><text:span text:style-name="T9"> en forme de </text:span></text:span><text:span text:style-name="Police_20_par_20_défaut"><text:span text:style-name="T2">Y</text:span></text:span><text:span text:style-name="Police_20_par_20_défaut"><text:span text:style-name="T9">(=anastomose) sont </text:span></text:span><text:span text:style-name="Police_20_par_20_défaut"><text:span text:style-name="T2">petites</text:span></text:span><text:span text:style-name="Police_20_par_20_défaut"><text:span text:style-name="T9">, munies d'un </text:span></text:span><text:span text:style-name="Police_20_par_20_défaut"><text:span text:style-name="T2">noyau central</text:span></text:span><text:span text:style-name="Police_20_par_20_défaut"><text:span text:style-name="T9"> et ont un </text:span></text:span><text:span text:style-name="Police_20_par_20_défaut"><text:span text:style-name="T2">aspect strié</text:span></text:span><text:span text:style-name="Police_20_par_20_défaut"><text:span text:style-name="T9">.</text:span></text:span></text:p>
      <text:p text:style-name="P6"><text:span text:style-name="Police_20_par_20_défaut"><text:span text:style-name="T9">Le muscle cardiaque échappe au contrôle volontaire. Il génère sa propre activité électrique qui lui permet de se </text:span></text:span><text:span text:style-name="Police_20_par_20_défaut"><text:span text:style-name="T2">contracter de façon rythmique</text:span></text:span><text:span text:style-name="Police_20_par_20_défaut"><text:span text:style-name="T9">.</text:span></text:span></text:p>
      <text:p text:style-name="P6"><text:span text:style-name="Police_20_par_20_défaut"><text:span text:style-name="T9">Régulé en permanence, selon les</text:span></text:span><text:span text:style-name="Police_20_par_20_défaut"><text:span text:style-name="T2"> besoins énergétiques </text:span></text:span><text:span text:style-name="Police_20_par_20_défaut"><text:span text:style-name="T9">(effort physique) de l'organisme et en fonction de l'</text:span></text:span><text:span text:style-name="Police_20_par_20_défaut"><text:span text:style-name="T2">environnement </text:span></text:span><text:span text:style-name="Police_20_par_20_défaut"><text:span text:style-name="T9">(stress, chaleur, ..).</text:span></text:span></text:p>
      <text:p text:style-name="P2"/>
      <text:list xml:id="list4219715068" text:style-name="L2">
        <text:list-item>
          <text:p text:style-name="P21"><text:span text:style-name="Police_20_par_20_défaut"><text:span text:style-name="T11">Les muscles squelettiques ou muscle striés</text:span></text:span><text:span text:style-name="Police_20_par_20_défaut"><text:span text:style-name="T9"> → </text:span></text:span><text:span text:style-name="Police_20_par_20_défaut"><text:span text:style-name="T12">figure 1b</text:span></text:span></text:p>
        </text:list-item>
      </text:list>
      <text:p text:style-name="P6"><text:span text:style-name="Police_20_par_20_défaut"><text:span text:style-name="T9">Ils s’insèrent sur les os via le </text:span></text:span><text:span text:style-name="Police_20_par_20_défaut"><text:span text:style-name="T2">tendon</text:span></text:span><text:span text:style-name="Police_20_par_20_défaut"><text:span text:style-name="T9">, formés de </text:span></text:span><text:span text:style-name="Police_20_par_20_défaut"><text:span text:style-name="T2">très longues cellules cylindriques</text:span></text:span><text:span text:style-name="Police_20_par_20_défaut"><text:span text:style-name="T9">, possédant chacune </text:span></text:span><text:span text:style-name="Police_20_par_20_défaut"><text:span text:style-name="T2">plusieurs noyaux</text:span></text:span><text:span text:style-name="Police_20_par_20_défaut"><text:span text:style-name="T9">.</text:span></text:span></text:p>
      <text:p text:style-name="P2"/>
      <text:list xml:id="list3876973904" text:style-name="L3">
        <text:list-item>
          <text:p text:style-name="P22"><text:span text:style-name="Police_20_par_20_défaut"><text:span text:style-name="T11">Le muscle lisse</text:span></text:span><text:span text:style-name="Police_20_par_20_défaut"><text:span text:style-name="T9"> → </text:span></text:span><text:span text:style-name="Police_20_par_20_défaut"><text:span text:style-name="T12">figure 1c</text:span></text:span></text:p>
        </text:list-item>
      </text:list>
      <text:p text:style-name="P6"><text:span text:style-name="Police_20_par_20_défaut"><text:span text:style-name="T9">il forme les couches qui tapissent la </text:span></text:span><text:span text:style-name="Police_20_par_20_défaut"><text:span text:style-name="T2">paroi interne des organes creux</text:span></text:span><text:span text:style-name="Police_20_par_20_défaut"><text:span text:style-name="T9">.</text:span></text:span></text:p>
      <text:p text:style-name="P6"><text:span text:style-name="Police_20_par_20_défaut"><text:span text:style-name="T9">Les </text:span></text:span><text:span text:style-name="Police_20_par_20_défaut"><text:span text:style-name="T2">cellules</text:span></text:span><text:span text:style-name="Police_20_par_20_défaut"><text:span text:style-name="T9"> formées en fuseaux sont </text:span></text:span><text:span text:style-name="Police_20_par_20_défaut"><text:span text:style-name="T2">petites</text:span></text:span><text:span text:style-name="Police_20_par_20_défaut"><text:span text:style-name="T9"> et munie d'un </text:span></text:span><text:span text:style-name="Police_20_par_20_défaut"><text:span text:style-name="T2">noyau unique central</text:span></text:span><text:span text:style-name="Police_20_par_20_défaut"><text:span text:style-name="T9">.</text:span></text:span></text:p>
      <text:p text:style-name="P6"><text:span text:style-name="Police_20_par_20_défaut"><text:span text:style-name="T9">Muscle à </text:span></text:span><text:span text:style-name="Police_20_par_20_défaut"><text:span text:style-name="T2">contraction involontaire</text:span></text:span><text:span text:style-name="Police_20_par_20_défaut"><text:span text:style-name="T9"> du fait de sa stimulation inconsciente.</text:span></text:span></text:p>
      <text:p text:style-name="P2">Ils se trouvent dans les parois :</text:p>
      <text:p text:style-name="P6"><text:span text:style-name="Police_20_par_20_défaut"><text:span text:style-name="T9">- </text:span></text:span><text:span text:style-name="Police_20_par_20_défaut"><text:span text:style-name="T2">des vaisseaux sanguins</text:span></text:span><text:span text:style-name="Police_20_par_20_défaut"><text:span text:style-name="T9"> :</text:span></text:span></text:p>
      <text:p text:style-name="P6"><text:span text:style-name="Police_20_par_20_défaut"><text:span text:style-name="T9">leur contraction (</text:span></text:span><text:span text:style-name="Police_20_par_20_défaut"><text:span text:style-name="T2">vasoconstriction</text:span></text:span><text:span text:style-name="Police_20_par_20_défaut"><text:span text:style-name="T9">) et leur relâchement (</text:span></text:span><text:span text:style-name="Police_20_par_20_défaut"><text:span text:style-name="T2">vasodilatation</text:span></text:span><text:span text:style-name="Police_20_par_20_défaut"><text:span text:style-name="T9">) régulent le diamètre des vaisseaux et donc le flux sanguin (permet de réguler l’apport aux muscles)</text:span></text:span></text:p>
      <text:p text:style-name="P6"><text:span text:style-name="Police_20_par_20_défaut"><text:span text:style-name="T9">- </text:span></text:span><text:span text:style-name="Police_20_par_20_défaut"><text:span text:style-name="T2">des organes internes</text:span></text:span><text:span text:style-name="Police_20_par_20_défaut"><text:span text:style-name="T9"> :</text:span></text:span></text:p>
      <text:p text:style-name="P2">assurant leur contraction et leur relâchement (=péristaltisme) </text:p>
      <text:p text:style-name="P6"><text:span text:style-name="Police_20_par_20_défaut"><text:span text:style-name="T9">interviennent notamment dans le </text:span></text:span><text:span text:style-name="Police_20_par_20_défaut"><text:span text:style-name="T2">transport digestif</text:span></text:span></text:p>
      <text:p text:style-name="P2"/>
      <text:p text:style-name="P6"><text:span text:style-name="Police_20_par_20_défaut"><text:span text:style-name="T3">I. structure du muscle squelletique</text:span></text:span><text:span text:style-name="Police_20_par_20_défaut"><text:span text:style-name="T9">→ </text:span></text:span><text:span text:style-name="Police_20_par_20_défaut"><text:span text:style-name="T12">figure 2</text:span></text:span></text:p>
      <text:p text:style-name="P2">1 muscle brachio-radial</text:p>
      <text:p text:style-name="P2">2 faisceau de fibre musculaire</text:p>
      <text:p text:style-name="P2">3 nerf moteur (motoneurone)</text:p>
      <text:p text:style-name="P2">4 fibre musculaire</text:p>
      <text:p text:style-name="P2">5 noyau</text:p>
      <text:p text:style-name="P2">6 mitochondrie</text:p>
      <text:p text:style-name="P2">7 myofibrille</text:p>
      <text:p text:style-name="P2">8 stries Z</text:p>
      <text:p text:style-name="P2">9 myofilaments d'actine</text:p>
      <text:p text:style-name="P2">10 myofilaments de myosine</text:p>
      <text:p text:style-name="P2">11 sarcomère</text:p>
      <text:p text:style-name="P2"/>
      <text:p text:style-name="P6"><text:span text:style-name="Police_20_par_20_défaut"><text:span text:style-name="T2">1. </text:span></text:span><text:span text:style-name="Police_20_par_20_défaut"><text:span text:style-name="T4">la fibre musculaire</text:span></text:span><text:span text:style-name="Police_20_par_20_défaut"><text:span text:style-name="T9"> (= </text:span></text:span><text:span text:style-name="Police_20_par_20_défaut"><text:span text:style-name="T2">cellule musculaire isolée</text:span></text:span><text:span text:style-name="Police_20_par_20_défaut"><text:span text:style-name="T9">) → </text:span></text:span><text:span text:style-name="Police_20_par_20_défaut"><text:span text:style-name="T12">figure 4</text:span></text:span></text:p>
      <text:p text:style-name="P6"><text:span text:style-name="Police_20_par_20_défaut"><text:span text:style-name="T9">1 </text:span></text:span><text:span text:style-name="Police_20_par_20_défaut"><text:span text:style-name="T11">sarcolemme</text:span></text:span><text:span text:style-name="Police_20_par_20_défaut"><text:span text:style-name="T9"> : membrane plasmique entourant la FM (fibre musculaire)</text:span></text:span></text:p>
      <text:p text:style-name="P6"><text:span text:style-name="Police_20_par_20_défaut"><text:span text:style-name="T9">2 </text:span></text:span><text:span text:style-name="Police_20_par_20_défaut"><text:span text:style-name="T11">tubules transverses ou tubules T</text:span></text:span><text:span text:style-name="Police_20_par_20_défaut"><text:span text:style-name="T9"> : voie de communication, transfert des substances comme la glucose, l'O2 et les ions</text:span></text:span></text:p>
      <text:p text:style-name="P6"><text:span text:style-name="Police_20_par_20_défaut"><text:span text:style-name="T9">3 </text:span></text:span><text:span text:style-name="Police_20_par_20_défaut"><text:span text:style-name="T11">canal d'ouverture du tubule T</text:span></text:span><text:span text:style-name="Police_20_par_20_défaut"><text:span text:style-name="T9"> </text:span></text:span></text:p>
      <text:p text:style-name="P6"><text:span text:style-name="Police_20_par_20_défaut"><text:span text:style-name="T9">4 </text:span></text:span><text:span text:style-name="Police_20_par_20_défaut"><text:span text:style-name="T11">sarcoplasme </text:span></text:span><text:span text:style-name="Police_20_par_20_défaut"><text:span text:style-name="T9">: cytoplasme de la FM</text:span></text:span></text:p>
      <text:p text:style-name="P6"><text:span text:style-name="Police_20_par_20_défaut"><text:span text:style-name="T9">5 </text:span></text:span><text:span text:style-name="Police_20_par_20_défaut"><text:span text:style-name="T11">myofibrilles</text:span></text:span><text:span text:style-name="Police_20_par_20_défaut"><text:span text:style-name="T9"> : unité contractile de la FM composée de filaments protéiques d'actine et de myosine</text:span></text:span></text:p>
      <text:p text:style-name="P6"><text:span text:style-name="Police_20_par_20_défaut"><text:span text:style-name="T9">6 </text:span></text:span><text:span text:style-name="Police_20_par_20_défaut"><text:span text:style-name="T10">Réticulum sarcoplasmique</text:span></text:span><text:span text:style-name="Police_20_par_20_défaut"><text:span text:style-name="T9"> : lieu de stockage du calcium</text:span></text:span></text:p>
      <text:p text:style-name="P2"/>
      <text:p text:style-name="P6"><text:span text:style-name="Police_20_par_20_défaut"><text:span text:style-name="T11">Sarcoplasme</text:span></text:span><text:span text:style-name="Police_20_par_20_défaut"><text:span text:style-name="T9"> : partie fluide de la FM, contient essentiellement : - des </text:span></text:span><text:span text:style-name="Police_20_par_20_défaut"><text:span text:style-name="T2">protéines</text:span></text:span></text:p>
      <text:p text:style-name="P8"><text:span text:style-name="Police_20_par_20_défaut"><text:span text:style-name="T9">- des</text:span></text:span><text:span text:style-name="Police_20_par_20_défaut"><text:span text:style-name="T2"> minéraux</text:span></text:span></text:p>
      <text:p text:style-name="P9"><text:span text:style-name="Police_20_par_20_défaut"><text:span text:style-name="T9">- du </text:span></text:span><text:span text:style-name="Police_20_par_20_défaut"><text:span text:style-name="T2">glycogène</text:span></text:span></text:p>
      <text:p text:style-name="P10"><text:soft-page-break/><text:span text:style-name="Police_20_par_20_défaut"><text:span text:style-name="T9">- des </text:span></text:span><text:span text:style-name="Police_20_par_20_défaut"><text:span text:style-name="T2">graisses en solution</text:span></text:span></text:p>
      <text:p text:style-name="P11"><text:span text:style-name="Police_20_par_20_défaut"><text:span text:style-name="T9">- différentes </text:span></text:span><text:span text:style-name="Police_20_par_20_défaut"><text:span text:style-name="T2">organites cellulaire</text:span></text:span></text:p>
      <text:p text:style-name="P6"><text:span text:style-name="Police_20_par_20_défaut"><text:span text:style-name="T9">la </text:span></text:span><text:span text:style-name="Police_20_par_20_défaut"><text:span text:style-name="T2">sarcoplasme</text:span></text:span><text:span text:style-name="Police_20_par_20_défaut"><text:span text:style-name="T9"> se distingue du </text:span></text:span><text:span text:style-name="Police_20_par_20_défaut"><text:span text:style-name="T2">cytoplasme cellulaire</text:span></text:span><text:span text:style-name="Police_20_par_20_défaut"><text:span text:style-name="T9"> par l'importance de son contenu :</text:span></text:span></text:p>
      <text:p text:style-name="P2">- en glycogène</text:p>
      <text:p text:style-name="P2">- en myoglobine (protéine qui fixe l'O2) dont la structure chimique est proche de celle de l'hémoglobine</text:p>
      <text:p text:style-name="P2"/>
      <text:p text:style-name="P6"><text:span text:style-name="Police_20_par_20_défaut"><text:span text:style-name="T2">2. </text:span></text:span><text:span text:style-name="Police_20_par_20_défaut"><text:span text:style-name="T4">les myofibrilles</text:span></text:span><text:span text:style-name="Police_20_par_20_défaut"><text:span text:style-name="T9"> → </text:span></text:span><text:span text:style-name="Police_20_par_20_défaut"><text:span text:style-name="T12">figure 6</text:span></text:span></text:p>
      <text:p text:style-name="P2">éléments contractiles du muscle composé de sous unité</text:p>
      <text:p text:style-name="P6"><text:span text:style-name="Police_20_par_20_défaut"><text:span text:style-name="T9">1 </text:span></text:span><text:span text:style-name="Police_20_par_20_défaut"><text:span text:style-name="T11">sarcomère</text:span></text:span><text:span text:style-name="Police_20_par_20_défaut"><text:span text:style-name="T9"> : unité fonctionnelle</text:span></text:span></text:p>
      <text:p text:style-name="P2"/>
      <text:p text:style-name="P6"><text:span text:style-name="Police_20_par_20_défaut"><text:span text:style-name="T9">- le </text:span></text:span><text:span text:style-name="Police_20_par_20_défaut"><text:span text:style-name="T2">sarcomère</text:span></text:span><text:span text:style-name="Police_20_par_20_défaut"><text:span text:style-name="T9"> → </text:span></text:span><text:span text:style-name="Police_20_par_20_défaut"><text:span text:style-name="T12">figure 7</text:span></text:span></text:p>
      <text:p text:style-name="P6"><text:span text:style-name="Police_20_par_20_défaut"><text:span text:style-name="T9">zone comprise entre 2 stries Z comprenant : - une </text:span></text:span><text:span text:style-name="Police_20_par_20_défaut"><text:span text:style-name="T2">bande I</text:span></text:span><text:span text:style-name="Police_20_par_20_défaut"><text:span text:style-name="T9">, ne renferme que des filaments fin d'actine</text:span></text:span></text:p>
      <text:p text:style-name="P12"><text:span text:style-name="Police_20_par_20_défaut"><text:span text:style-name="T9">- une</text:span></text:span><text:span text:style-name="Police_20_par_20_défaut"><text:span text:style-name="T2"> bande A</text:span></text:span><text:span text:style-name="Police_20_par_20_défaut"><text:span text:style-name="T9">, comprend à la fois des filaments d'actine et myosine</text:span></text:span></text:p>
      <text:p text:style-name="P12"><text:span text:style-name="Police_20_par_20_défaut"><text:span text:style-name="T9">- une </text:span></text:span><text:span text:style-name="Police_20_par_20_défaut"><text:span text:style-name="T2">bande H</text:span></text:span><text:span text:style-name="Police_20_par_20_défaut"><text:span text:style-name="T9">, occupée que par des filaments épais visibles au repos</text:span></text:span></text:p>
      <text:p text:style-name="P2"/>
      <text:p text:style-name="P6"><text:span text:style-name="Police_20_par_20_défaut"><text:span text:style-name="T9">les </text:span></text:span><text:span text:style-name="Police_20_par_20_défaut"><text:span text:style-name="T2">filaments de myosine</text:span></text:span><text:span text:style-name="Police_20_par_20_défaut"><text:span text:style-name="T9"> composés de plusieurs </text:span></text:span><text:span text:style-name="Police_20_par_20_défaut"><text:span text:style-name="T2">têtes globuleuses</text:span></text:span><text:span text:style-name="Police_20_par_20_défaut"><text:span text:style-name="T9"> s'étendant tout autour et sur toute la </text:span></text:span><text:span text:style-name="Police_20_par_20_défaut"><text:span text:style-name="T2">longueur du filament</text:span></text:span><text:span text:style-name="Police_20_par_20_défaut"><text:span text:style-name="T9">, appelé </text:span></text:span><text:span text:style-name="Police_20_par_20_défaut"><text:span text:style-name="T2">tête de myosine </text:span></text:span><text:span text:style-name="Police_20_par_20_défaut"><text:span text:style-name="T9">(ressemble à des couilles).</text:span></text:span></text:p>
      <text:p text:style-name="P6"><text:span text:style-name="Police_20_par_20_défaut"><text:span text:style-name="T9">Les têtes de filaments de myosine forment des ponts d'union qui interagissent lors de la </text:span></text:span><text:span text:style-name="Police_20_par_20_défaut"><text:span text:style-name="T2">contraction musculaire</text:span></text:span><text:span text:style-name="Police_20_par_20_défaut"><text:span text:style-name="T9">, avec les sites actifs des filaments d'actine</text:span></text:span></text:p>
      <text:p text:style-name="P3">figure 8</text:p>
      <text:p text:style-name="P2">1 filaments d'actine</text:p>
      <text:p text:style-name="P2">2 tête du filament de myosine</text:p>
      <text:p text:style-name="P2">3 site actif</text:p>
      <text:p text:style-name="P6"><text:span text:style-name="Police_20_par_20_défaut"><text:span text:style-name="T9">- les filaments d'actine composés de </text:span></text:span><text:span text:style-name="Police_20_par_20_défaut"><text:span text:style-name="T2">3 protéines</text:span></text:span><text:span text:style-name="Police_20_par_20_défaut"><text:span text:style-name="T9"> différentes :</text:span></text:span></text:p>
      <text:p text:style-name="P2">4 molécule d'actine (ossature du filament)</text:p>
      <text:p text:style-name="P2">5 tropomyosine, entourant les filaments d'actine</text:p>
      <text:p text:style-name="P2">6 troponine</text:p>
      <text:p text:style-name="P6"><text:span text:style-name="Police_20_par_20_défaut"><text:span text:style-name="T9">Chaque </text:span></text:span><text:span text:style-name="Police_20_par_20_défaut"><text:span text:style-name="T2">filaments d'actine</text:span></text:span><text:span text:style-name="Police_20_par_20_défaut"><text:span text:style-name="T9"> contient des </text:span></text:span><text:span text:style-name="Police_20_par_20_défaut"><text:span text:style-name="T2">sites actifs</text:span></text:span><text:span text:style-name="Police_20_par_20_défaut"><text:span text:style-name="T9"> sur lesquels peut s'attacher une </text:span></text:span><text:span text:style-name="Police_20_par_20_défaut"><text:span text:style-name="T2">tête de myosine</text:span></text:span><text:span text:style-name="Police_20_par_20_défaut"><text:span text:style-name="T9">.</text:span></text:span></text:p>
      <text:p text:style-name="P6"><text:span text:style-name="Police_20_par_20_défaut"><text:span text:style-name="T9">Au repos, ces sites actifs sont masqués par la </text:span></text:span><text:span text:style-name="Police_20_par_20_défaut"><text:span text:style-name="T2">tropomyosine</text:span></text:span><text:span text:style-name="Police_20_par_20_défaut"><text:span text:style-name="T9">.</text:span></text:span></text:p>
      <text:p text:style-name="P2"/>
      <text:p text:style-name="P7">II. contraction musculaire</text:p>
      <text:p text:style-name="P6"><text:span text:style-name="Police_20_par_20_défaut"><text:span text:style-name="T9">Chaque </text:span></text:span><text:span text:style-name="Police_20_par_20_défaut"><text:span text:style-name="T2">FM</text:span></text:span><text:span text:style-name="Police_20_par_20_défaut"><text:span text:style-name="T9"> est innervée par un seul </text:span></text:span><text:span text:style-name="Police_20_par_20_défaut"><text:span text:style-name="T2">motoneurone</text:span></text:span><text:span text:style-name="Police_20_par_20_défaut"><text:span text:style-name="T9"> dont l'</text:span></text:span><text:span text:style-name="Police_20_par_20_défaut"><text:span text:style-name="T2">axone </text:span></text:span><text:span text:style-name="Police_20_par_20_défaut"><text:span text:style-name="T9">se termine au milieu de la fibre.</text:span></text:span></text:p>
      <text:p text:style-name="P6"><text:span text:style-name="Police_20_par_20_défaut"><text:span text:style-name="T9">L'ensemble des FM innervées par un même motoneurone constitue une </text:span></text:span><text:span text:style-name="Police_20_par_20_défaut"><text:span text:style-name="T2">unité motrice</text:span></text:span></text:p>
      <text:p text:style-name="P3">Figure 9</text:p>
      <text:p text:style-name="P6"><text:span text:style-name="Police_20_par_20_défaut"><text:span text:style-name="T9">1 </text:span></text:span><text:span text:style-name="Police_20_par_20_défaut"><text:span text:style-name="T11">unité motrice</text:span></text:span><text:span text:style-name="Police_20_par_20_défaut"><text:span text:style-name="T9"> : motoneurone innervant plusieurs FM</text:span></text:span></text:p>
      <text:p text:style-name="P6"><text:span text:style-name="Police_20_par_20_défaut"><text:span text:style-name="T9">2 </text:span></text:span><text:span text:style-name="Police_20_par_20_défaut"><text:span text:style-name="T11">fibres musculaires</text:span></text:span></text:p>
      <text:p text:style-name="P2"/>
      <text:p text:style-name="P6"><text:span text:style-name="Police_20_par_20_défaut"><text:span text:style-name="T9">La </text:span></text:span><text:span text:style-name="Police_20_par_20_défaut"><text:span text:style-name="T2">synapse</text:span></text:span><text:span text:style-name="Police_20_par_20_défaut"><text:span text:style-name="T9"> entre un </text:span></text:span><text:span text:style-name="Police_20_par_20_défaut"><text:span text:style-name="T2">motoneurone</text:span></text:span><text:span text:style-name="Police_20_par_20_défaut"><text:span text:style-name="T9"> et une</text:span></text:span><text:span text:style-name="Police_20_par_20_défaut"><text:span text:style-name="T2"> FM</text:span></text:span><text:span text:style-name="Police_20_par_20_défaut"><text:span text:style-name="T9"> constitue la </text:span></text:span><text:span text:style-name="Police_20_par_20_défaut"><text:span text:style-name="T2">jonction neuromusculaire </text:span></text:span><text:span text:style-name="Police_20_par_20_défaut"><text:span text:style-name="T9">(ou plaque motrice).</text:span></text:span></text:p>
      <text:p text:style-name="P6"><text:span text:style-name="Police_20_par_20_défaut"><text:span text:style-name="T9">C'est le lieu de communication entre le </text:span></text:span><text:span text:style-name="Police_20_par_20_défaut"><text:span text:style-name="T2">système nerveux</text:span></text:span><text:span text:style-name="Police_20_par_20_défaut"><text:span text:style-name="T9"> et le </text:span></text:span><text:span text:style-name="Police_20_par_20_défaut"><text:span text:style-name="T2">muscle</text:span></text:span><text:span text:style-name="Police_20_par_20_défaut"><text:span text:style-name="T9">.</text:span></text:span></text:p>
      <text:p text:style-name="P2"/>
      <text:p text:style-name="P6"><text:span text:style-name="Police_20_par_20_défaut"><text:span text:style-name="T2">1. </text:span></text:span><text:span text:style-name="Police_20_par_20_défaut"><text:span text:style-name="T4">événements générant la contraction musculaire</text:span></text:span></text:p>
      <text:p text:style-name="P6"><text:span text:style-name="Police_20_par_20_défaut"><text:span text:style-name="T9">La contraction musculaire est initiée par une </text:span></text:span><text:span text:style-name="Police_20_par_20_défaut"><text:span text:style-name="T2">stimulation nerveuse</text:span></text:span><text:span text:style-name="Police_20_par_20_défaut"><text:span text:style-name="T9">, provenant du </text:span></text:span><text:span text:style-name="Police_20_par_20_défaut"><text:span text:style-name="T2">cerveau</text:span></text:span><text:span text:style-name="Police_20_par_20_défaut"><text:span text:style-name="T9"> ou de la </text:span></text:span><text:span text:style-name="Police_20_par_20_défaut"><text:span text:style-name="T2">moelle épinière</text:span></text:span><text:span text:style-name="Police_20_par_20_défaut"><text:span text:style-name="T9">.</text:span></text:span></text:p>
      <text:p text:style-name="P6"><text:span text:style-name="Police_20_par_20_défaut"><text:span text:style-name="T9">L'impulsion nerveuse arrive au sarcolemme par les </text:span></text:span><text:span text:style-name="Police_20_par_20_défaut"><text:span text:style-name="T2">axones du nefs moteur</text:span></text:span><text:span text:style-name="Police_20_par_20_défaut"><text:span text:style-name="T9">.</text:span></text:span></text:p>
      <text:p text:style-name="P6"><text:span text:style-name="Police_20_par_20_défaut"><text:span text:style-name="T9">Quand la stimulation arrive par la </text:span></text:span><text:span text:style-name="Police_20_par_20_défaut"><text:span text:style-name="T2">synapse</text:span></text:span><text:span text:style-name="Police_20_par_20_défaut"><text:span text:style-name="T9">, il y a </text:span></text:span><text:span text:style-name="Police_20_par_20_défaut"><text:span text:style-name="T2">sécrétion de l'acétylcholine</text:span></text:span><text:span text:style-name="Police_20_par_20_défaut"><text:span text:style-name="T9"> (ach) qui se fixe sur les </text:span></text:span><text:span text:style-name="Police_20_par_20_défaut"><text:span text:style-name="T2">récepteur du sarcolemme</text:span></text:span><text:span text:style-name="Police_20_par_20_défaut"><text:span text:style-name="T9">.</text:span></text:span></text:p>
      <text:p text:style-name="P3">Figure 11</text:p>
      <text:p text:style-name="P6"><text:span text:style-name="Police_20_par_20_défaut"><text:span text:style-name="T9">1 </text:span></text:span><text:span text:style-name="Police_20_par_20_défaut"><text:span text:style-name="T11">motoneurone</text:span></text:span></text:p>
      <text:p text:style-name="P6"><text:span text:style-name="Police_20_par_20_défaut"><text:span text:style-name="T9">2 </text:span></text:span><text:span text:style-name="Police_20_par_20_défaut"><text:span text:style-name="T10">axone terminale</text:span></text:span></text:p>
      <text:p text:style-name="P6"><text:span text:style-name="Police_20_par_20_défaut"><text:span text:style-name="T9">3 </text:span></text:span><text:span text:style-name="Police_20_par_20_défaut"><text:span text:style-name="T11">fente synaptique</text:span></text:span></text:p>
      <text:p text:style-name="P6"><text:span text:style-name="Police_20_par_20_défaut"><text:span text:style-name="T13">4 </text:span></text:span><text:span text:style-name="Police_20_par_20_défaut"><text:span text:style-name="T15">récepteur à ACh</text:span></text:span></text:p>
      <text:p text:style-name="P6"><text:span text:style-name="Police_20_par_20_défaut"><text:span text:style-name="T13">5 </text:span></text:span><text:span text:style-name="Police_20_par_20_défaut"><text:span text:style-name="T15">ACh</text:span></text:span></text:p>
      <text:p text:style-name="P6"><text:span text:style-name="Police_20_par_20_défaut"><text:span text:style-name="T13">6 </text:span></text:span><text:span text:style-name="Police_20_par_20_défaut"><text:span text:style-name="T15">sarcolemme</text:span></text:span></text:p>
      <text:p text:style-name="P4"/>
      <text:p text:style-name="P6"><text:span text:style-name="Police_20_par_20_défaut"><text:span text:style-name="T13">un </text:span></text:span><text:span text:style-name="Police_20_par_20_défaut"><text:span text:style-name="T5">motoneurone</text:span></text:span><text:span text:style-name="Police_20_par_20_défaut"><text:span text:style-name="T13"> libère de l'</text:span></text:span><text:span text:style-name="Police_20_par_20_défaut"><text:span text:style-name="T5">ach</text:span></text:span><text:span text:style-name="Police_20_par_20_défaut"><text:span text:style-name="T13"> qui se lie au </text:span></text:span><text:span text:style-name="Police_20_par_20_défaut"><text:span text:style-name="T5">sarcolemme</text:span></text:span><text:span text:style-name="Police_20_par_20_défaut"><text:span text:style-name="T13"> et l'apparition d'un </text:span></text:span><text:span text:style-name="Police_20_par_20_défaut"><text:span text:style-name="T5">potentiel d'action</text:span></text:span><text:span text:style-name="Police_20_par_20_défaut"><text:span text:style-name="T13"> au niveau de l</text:span></text:span><text:span text:style-name="Police_20_par_20_défaut"><text:span text:style-name="T14">a</text:span></text:span><text:span text:style-name="Police_20_par_20_défaut"><text:span text:style-name="T13"> </text:span></text:span><text:soft-page-break/><text:span text:style-name="Police_20_par_20_défaut"><text:span text:style-name="T5">FM</text:span></text:span><text:span text:style-name="Police_20_par_20_défaut"><text:span text:style-name="T13">.</text:span></text:span></text:p>
      <text:p text:style-name="P4"/>
      <text:p text:style-name="P6"><text:span text:style-name="Police_20_par_20_défaut"><text:span text:style-name="T13">7 </text:span></text:span><text:span text:style-name="Police_20_par_20_défaut"><text:span text:style-name="T15">tubule T</text:span></text:span></text:p>
      <text:p text:style-name="P6"><text:span text:style-name="Police_20_par_20_défaut"><text:span text:style-name="T13">8 </text:span></text:span><text:span text:style-name="Police_20_par_20_défaut"><text:span text:style-name="T15">réticulum sarcoplasmique </text:span></text:span><text:span text:style-name="Police_20_par_20_défaut"><text:span text:style-name="T13">(RS)</text:span></text:span></text:p>
      <text:p text:style-name="P4"/>
      <text:p text:style-name="P6"><text:span text:style-name="Police_20_par_20_défaut"><text:span text:style-name="T13">le </text:span></text:span><text:span text:style-name="Police_20_par_20_défaut"><text:span text:style-name="T5">potentiel d'action</text:span></text:span><text:span text:style-name="Police_20_par_20_défaut"><text:span text:style-name="T13"> se propage à l'intérieur de la </text:span></text:span><text:span text:style-name="Police_20_par_20_défaut"><text:span text:style-name="T5">FM</text:span></text:span><text:span text:style-name="Police_20_par_20_défaut"><text:span text:style-name="T13"> grâce aux </text:span></text:span><text:span text:style-name="Police_20_par_20_défaut"><text:span text:style-name="T5">tubules T</text:span></text:span><text:span text:style-name="Police_20_par_20_défaut"><text:span text:style-name="T13"> et déclenche la libération du </text:span></text:span><text:span text:style-name="Police_20_par_20_défaut"><text:span text:style-name="T5">Ca2+</text:span></text:span><text:span text:style-name="Police_20_par_20_défaut"><text:span text:style-name="T13"> stocké dans le </text:span></text:span><text:span text:style-name="Police_20_par_20_défaut"><text:span text:style-name="T5">RS</text:span></text:span></text:p>
      <text:p text:style-name="P4"/>
      <text:p text:style-name="P6"><text:span text:style-name="Police_20_par_20_défaut"><text:span text:style-name="T13">9 </text:span></text:span><text:span text:style-name="Police_20_par_20_défaut"><text:span text:style-name="T15">tropomyosine</text:span></text:span></text:p>
      <text:p text:style-name="P6"><text:span text:style-name="Police_20_par_20_défaut"><text:span text:style-name="T13">10 </text:span></text:span><text:span text:style-name="Police_20_par_20_défaut"><text:span text:style-name="T15">actine</text:span></text:span></text:p>
      <text:p text:style-name="P6"><text:span text:style-name="Police_20_par_20_défaut"><text:span text:style-name="T13">11 </text:span></text:span><text:span text:style-name="Police_20_par_20_défaut"><text:span text:style-name="T15">troponine</text:span></text:span></text:p>
      <text:p text:style-name="P6"><text:span text:style-name="Police_20_par_20_défaut"><text:span text:style-name="T13">12</text:span></text:span><text:span text:style-name="Police_20_par_20_défaut"><text:span text:style-name="T15"> Ca2+</text:span></text:span></text:p>
      <text:p text:style-name="P6"><text:span text:style-name="Police_20_par_20_défaut"><text:span text:style-name="T13">13 </text:span></text:span><text:span text:style-name="Police_20_par_20_défaut"><text:span text:style-name="T15">site actif</text:span></text:span></text:p>
      <text:p text:style-name="P6"><text:span text:style-name="Police_20_par_20_défaut"><text:span text:style-name="T13">14</text:span></text:span><text:span text:style-name="Police_20_par_20_défaut"><text:span text:style-name="T15"> tête de myosine</text:span></text:span><text:span text:style-name="Police_20_par_20_défaut"><text:span text:style-name="T13"> attachée sur le site actif de l'actine</text:span></text:span></text:p>
      <text:p text:style-name="P4"/>
      <text:p text:style-name="P6"><text:span text:style-name="Police_20_par_20_défaut"><text:span text:style-name="T13">le </text:span></text:span><text:span text:style-name="Police_20_par_20_défaut"><text:span text:style-name="T5">Ca2+</text:span></text:span><text:span text:style-name="Police_20_par_20_défaut"><text:span text:style-name="T13"> se fixe sur la </text:span></text:span><text:span text:style-name="Police_20_par_20_défaut"><text:span text:style-name="T5">troponine</text:span></text:span><text:span text:style-name="Police_20_par_20_défaut"><text:span text:style-name="T13">, libère les </text:span></text:span><text:span text:style-name="Police_20_par_20_défaut"><text:span text:style-name="T5">sites actifs</text:span></text:span><text:span text:style-name="Police_20_par_20_défaut"><text:span text:style-name="T13"> masqués par la </text:span></text:span><text:span text:style-name="Police_20_par_20_défaut"><text:span text:style-name="T5">tropomyosine</text:span></text:span><text:span text:style-name="Police_20_par_20_défaut"><text:span text:style-name="T13"> et permet aux </text:span></text:span><text:span text:style-name="Police_20_par_20_défaut"><text:span text:style-name="T5">têtes de myosine</text:span></text:span><text:span text:style-name="Police_20_par_20_défaut"><text:span text:style-name="T13"> de s'attacher aux </text:span></text:span><text:span text:style-name="Police_20_par_20_défaut"><text:span text:style-name="T5">filaments d'actine</text:span></text:span><text:span text:style-name="Police_20_par_20_défaut"><text:span text:style-name="T13">.</text:span></text:span></text:p>
      <text:p text:style-name="P4"/>
      <text:p text:style-name="P5">Figure 10c</text:p>
      <text:list xml:id="list4155113838" text:style-name="L4">
        <text:list-item>
          <text:p text:style-name="P23">actine</text:p>
        </text:list-item>
        <text:list-item>
          <text:p text:style-name="P23">Ca2+</text:p>
        </text:list-item>
        <text:list-item>
          <text:p text:style-name="P23">tropomyosine</text:p>
        </text:list-item>
        <text:list-item>
          <text:p text:style-name="P23">troponine</text:p>
        </text:list-item>
        <text:list-item>
          <text:p text:style-name="P23">site actif</text:p>
        </text:list-item>
        <text:list-item>
          <text:p text:style-name="P23">Tête de myosine attachée sur le site de l’actine</text:p>
        </text:list-item>
      </text:list>
      <text:p text:style-name="P13"/>
      <text:p text:style-name="Standard"><text:span text:style-name="Police_20_par_20_défaut"><text:span text:style-name="T16">une fibre musculaire</text:span></text:span><text:span text:style-name="Police_20_par_20_défaut"><text:span text:style-name="T13"> : - </text:span></text:span><text:span text:style-name="Police_20_par_20_défaut"><text:span text:style-name="T15">en relâchement</text:span></text:span><text:span text:style-name="Police_20_par_20_défaut"><text:span text:style-name="T13"> : site actif du filament d'actine masqué par la tropomyosine</text:span></text:span></text:p>
      <text:p text:style-name="P16"><text:span text:style-name="Police_20_par_20_défaut"><text:span text:style-name="T13">- </text:span></text:span><text:span text:style-name="Police_20_par_20_défaut"><text:span text:style-name="T15">en cours de contraction</text:span></text:span><text:span text:style-name="Police_20_par_20_défaut"><text:span text:style-name="T13"> : union des têtes de myosine avec les sites actifs du filament d'actine</text:span></text:span></text:p>
      <text:p text:style-name="P16"><text:span text:style-name="Police_20_par_20_défaut"><text:span text:style-name="T13">- </text:span></text:span><text:span text:style-name="Police_20_par_20_défaut"><text:span text:style-name="T15">en fin de contraction</text:span></text:span><text:span text:style-name="Police_20_par_20_défaut"><text:span text:style-name="T13"> : têtes de myosine basculent vers les sites actifs</text:span></text:span></text:p>
      <text:p text:style-name="P17"/>
      <text:p text:style-name="P13">un mécanisme d'encycliquetage est responsable du glissement.</text:p>
      <text:p text:style-name="P13"/>
      <text:p text:style-name="Standard"><text:span text:style-name="Police_20_par_20_défaut"><text:span text:style-name="T5">2. </text:span></text:span><text:span text:style-name="Police_20_par_20_défaut"><text:span text:style-name="T7">énergie de la contraction musculaire</text:span></text:span></text:p>
      <text:p text:style-name="P13">→ processus actif qui nécessite de l'énergie.</text:p>
      <text:p text:style-name="Standard"><text:span text:style-name="Police_20_par_20_défaut"><text:span text:style-name="T13">La tête de myosine possède un site de liaison pour l'</text:span></text:span><text:span text:style-name="Police_20_par_20_défaut"><text:span text:style-name="T5">ATP</text:span></text:span><text:span text:style-name="Police_20_par_20_défaut"><text:span text:style-name="T13">. L'arrivée de l'ATP sur ce site engendre la </text:span></text:span><text:span text:style-name="Police_20_par_20_défaut"><text:span text:style-name="T5">contraction musculaire</text:span></text:span><text:span text:style-name="Police_20_par_20_défaut"><text:span text:style-name="T13"> grâce à l'action d'une enzyme située sur la tête de myosine.</text:span></text:span></text:p>
      <text:p text:style-name="P13"/>
      <text:p text:style-name="Standard"><text:span text:style-name="Police_20_par_20_défaut"><text:span text:style-name="T13">L'</text:span></text:span><text:span text:style-name="Police_20_par_20_défaut"><text:span text:style-name="T5">ATPase</text:span></text:span><text:span text:style-name="Police_20_par_20_défaut"><text:span text:style-name="T13">, située sur la tête de myosine catalyse la transformation de l'ATP en </text:span></text:span><text:span text:style-name="Police_20_par_20_défaut"><text:span text:style-name="T5">ADP</text:span></text:span><text:span text:style-name="Police_20_par_20_défaut"><text:span text:style-name="T6">(adénosine diphosphate)</text:span></text:span><text:span text:style-name="Police_20_par_20_défaut"><text:span text:style-name="T5">+Pi</text:span></text:span><text:span text:style-name="Police_20_par_20_défaut"><text:span text:style-name="T6">(phosphate inorganique)</text:span></text:span><text:span text:style-name="Police_20_par_20_défaut"><text:span text:style-name="T13"> et libère de l'énergie.</text:span></text:span></text:p>
      <text:p text:style-name="P14">ATP → ATPase → ADP + Pi + énergie</text:p>
      <text:p text:style-name="P13"/>
      <text:p text:style-name="Standard"><text:span text:style-name="Police_20_par_20_défaut"><text:span text:style-name="T13">Cette énergie est utilisée pour lier la </text:span></text:span><text:span text:style-name="Police_20_par_20_défaut"><text:span text:style-name="T5">tête de myosine</text:span></text:span><text:span text:style-name="Police_20_par_20_défaut"><text:span text:style-name="T13"> au </text:span></text:span><text:span text:style-name="Police_20_par_20_défaut"><text:span text:style-name="T5">filament d'actine</text:span></text:span><text:span text:style-name="Police_20_par_20_défaut"><text:span text:style-name="T13"> et assurer le </text:span></text:span><text:span text:style-name="Police_20_par_20_défaut"><text:span text:style-name="T5">mouvement de la tête de myosine</text:span></text:span><text:span text:style-name="Police_20_par_20_défaut"><text:span text:style-name="T13">.</text:span></text:span></text:p>
      <text:p text:style-name="Standard"><text:span text:style-name="Police_20_par_20_défaut"><text:span text:style-name="T13">Evénements générant la contraction musculaire : action de l'</text:span></text:span><text:span text:style-name="Police_20_par_20_défaut"><text:span text:style-name="T5">ATP</text:span></text:span><text:span text:style-name="Police_20_par_20_défaut"><text:span text:style-name="T13"> et du</text:span></text:span><text:span text:style-name="Police_20_par_20_défaut"><text:span text:style-name="T5"> magnésium</text:span></text:span><text:span text:style-name="Police_20_par_20_défaut"><text:span text:style-name="T13">.</text:span></text:span></text:p>
      <text:p text:style-name="P13">Le magnésium se lie à l'ATP pour activer l'ATPase.</text:p>
      <text:p text:style-name="P13"/>
      <text:p text:style-name="P15">2.2 La théorie du filament glissant</text:p>
      <text:p text:style-name="P13">Une fibre musculaire :</text:p>
      <text:list xml:id="list153497111" text:style-name="L5">
        <text:list-item>
          <text:p text:style-name="P24">En relachement : sites actifs du filament d’actine masqués par la tropomyosine (a)</text:p>
        </text:list-item>
        <text:list-item>
          <text:p text:style-name="P24">En cours de contraction : union des têtes de myosine avec les sites actifs du filament d’actine (b)</text:p>
        </text:list-item>
        <text:list-item>
          <text:p text:style-name="P24">En fin de contraction : têtes de myosine basculent vers les sites actifs suivants (c)</text:p>
        </text:list-item>
      </text:list>
      <text:p text:style-name="P13">Un mécanisme d’encliquetage est responsable du glissement des filaments d’actine et de myosine</text:p>
      <text:p text:style-name="P13"/>
      <text:p text:style-name="P15">2.3 Energie de la contraction mmusculaire</text:p>
      <text:p text:style-name="P13">La contraction musculaire est un processus actif qui nécessite de l’Energie</text:p>
      <text:p text:style-name="P13">La tête de myosine possède un ite de liaison pour l’ATP</text:p>
      <text:p text:style-name="P13">L’arrivée de l’ATP sur le site engendre la contraction musculaire grâce à l’action d’une enzyme située sur la tête de myosine </text:p>
      <text:p text:style-name="P13">L’ATPase, située sur la tête de de myosine catalyse la transformation des l’ATP en ADP et Pi, et libère de l’energie</text:p>
      <text:p text:style-name="Standard"><draw:frame draw:style-name="fr1" draw:name="Zone de texte 2" text:anchor-type="paragraph" svg:x="0.804cm" svg:y="0.265cm" svg:width="1.27cm" style:rel-width="scale" svg:height="0.556cm" style:rel-height="scale" draw:z-index="0"><draw:text-box><text:p text:style-name="P18">ATPase</text:p></draw:text-box></draw:frame><text:span text:style-name="Police_20_par_20_défaut"><text:span text:style-name="T13"/></text:span></text:p>
      <text:p text:style-name="Standard"><draw:connector text:anchor-type="paragraph" draw:z-index="1" draw:name="Connecteur droit avec flèche 1" draw:style-name="gr1" draw:text-style-name="P25" draw:type="line" svg:x1="0.672cm" svg:y1="0.275cm" svg:x2="1.916cm" svg:y2="0.302cm" svg:d="M672 275l1244 27" svg:viewBox="0 0 1245 28"><text:p/></draw:connector><text:span text:style-name="Police_20_par_20_défaut"><text:span text:style-name="T13">ATP <text:s text:c="12"/>ADP + Pi + energie</text:span></text:span></text:p>
      <text:p text:style-name="P13">Cette energie est utilisé pour lier la tête de myosine en filament d’actine et assurer le mouvement de la tete de myosine</text:p>
      <text:p text:style-name="P13"/>
      <text:p text:style-name="Standard"><text:soft-page-break/><text:span text:style-name="Police_20_par_20_défaut"><text:span text:style-name="T5">3. </text:span></text:span><text:span text:style-name="Police_20_par_20_défaut"><text:span text:style-name="T7">rôle du calcium</text:span></text:span></text:p>
      <text:p text:style-name="Standard"><text:span text:style-name="Police_20_par_20_défaut"><text:span text:style-name="T13">En raison de sa grande affinité pour les Ca2+, enclenche la contraction en faisant basculer la tropomyosine, libérant les sites actifs du filament d’actine. </text:span></text:span><text:span text:style-name="Police_20_par_20_défaut"><text:span text:style-name="T17"></text:span></text:span><text:span text:style-name="Police_20_par_20_défaut"><text:span text:style-name="T13"> liaison de tête de myosine avec les sites actifs</text:span></text:span></text:p>
      <text:p text:style-name="Standard"><text:span text:style-name="Police_20_par_20_défaut"><text:span text:style-name="T13">La </text:span></text:span><text:span text:style-name="Police_20_par_20_défaut"><text:span text:style-name="T5">troponine</text:span></text:span><text:span text:style-name="Police_20_par_20_défaut"><text:span text:style-name="T13">, en raison de sa grande affinité pour les</text:span></text:span><text:span text:style-name="Police_20_par_20_défaut"><text:span text:style-name="T5"> Ca</text:span></text:span><text:span text:style-name="Police_20_par_20_défaut"><text:span text:style-name="T8">2+</text:span></text:span><text:span text:style-name="Police_20_par_20_défaut"><text:span text:style-name="T13">, enclenche la contraction en faisant basculer la</text:span></text:span><text:span text:style-name="Police_20_par_20_défaut"><text:span text:style-name="T5"> tropomyosine</text:span></text:span><text:span text:style-name="Police_20_par_20_défaut"><text:span text:style-name="T13">, libérant les sites actifs du filament d'actine.</text:span></text:span></text:p>
      <text:p text:style-name="P13">→ liaison des têtes de myosine avec les sites actifs.</text:p>
      <text:p text:style-name="P13"/>
      <text:p text:style-name="Standard"><text:span text:style-name="Police_20_par_20_défaut"><text:span text:style-name="T13">La contraction musculaire se poursuit tant que le Ca++ est présent dans le </text:span></text:span><text:span text:style-name="Police_20_par_20_défaut"><text:span text:style-name="T5">sarcoplasme</text:span></text:span><text:span text:style-name="Police_20_par_20_défaut"><text:span text:style-name="T13">. En fin de contraction il est repompé par le </text:span></text:span><text:span text:style-name="Police_20_par_20_défaut"><text:span text:style-name="T5">reticulum sarcoplasmique</text:span></text:span><text:span text:style-name="Police_20_par_20_défaut"><text:span text:style-name="T13"> (rs) où il est stocké jusqu'à l'arrivée de l'influx nerveux suivan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draw:marker draw:name="a1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Verdana" fo:font-family="Verdana" style:font-family-generic="swiss" style:font-pitch="variable" style:font-name-asian="SimSun" style:font-family-asian="SimSun" style:font-family-generic-asian="system" style:font-pitch-asian="variable" style:font-name-complex="Mangal" style:font-family-complex="Mangal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Verdan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UE11</text:p>
        <text:p text:style-name="MP1">TD physiologie</text:p>
      </style:header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Louis Mohand kaci</meta:initial-creator>
    <meta:creation-date>2017-10-13T12:24:00Z</meta:creation-date>
    <dc:date>2017-12-08T13:12:14.575000000</dc:date>
    <meta:editing-cycles>7</meta:editing-cycles>
    <meta:editing-duration>PT2H34M35S</meta:editing-duration>
    <meta:document-statistic meta:table-count="0" meta:image-count="0" meta:object-count="0" meta:page-count="4" meta:paragraph-count="140" meta:word-count="1333" meta:character-count="8053" meta:non-whitespace-character-count="6857"/>
    <meta:template xlink:type="simple" xlink:actuate="onRequest" xlink:title="" xlink:href="Normal"/>
  </office:meta>
</office:document-meta>
</file>